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Tahoma" style:font-size-complex="18pt"/>
    </style:style>
    <style:style style:name="P2" style:family="paragraph" style:parent-style-name="Standard">
      <style:text-properties fo:font-variant="small-caps" style:font-name="Cambria" fo:font-size="11pt" fo:letter-spacing="0.0209in" fo:text-shadow="1pt 1pt" fo:font-weight="bold" style:font-size-asian="11pt" style:font-weight-asian="bold" style:font-name-complex="Tahoma" style:font-size-complex="11pt"/>
    </style:style>
    <style:style style:name="P3" style:family="paragraph" style:parent-style-name="Standard">
      <style:text-properties style:font-name="Cambria" fo:font-size="11pt" style:font-size-asian="11pt" style:font-name-complex="Tahoma" style:font-size-complex="11pt"/>
    </style:style>
    <style:style style:name="P4" style:family="paragraph" style:parent-style-name="Standard" style:list-style-name="L1">
      <style:text-properties style:font-name="Cambria" fo:font-size="11pt" officeooo:rsid="001d8033" officeooo:paragraph-rsid="001d8033" style:font-size-asian="11pt" style:font-name-complex="Tahoma" style:font-size-complex="11pt"/>
    </style:style>
    <style:style style:name="P5" style:family="paragraph" style:parent-style-name="Standard">
      <style:paragraph-properties fo:margin-left="0.1299in" fo:margin-right="0in"/>
      <style:text-properties style:font-name="Cambria" fo:font-size="11pt" style:font-size-asian="11pt" style:font-name-complex="Tahoma" style:font-size-complex="11pt"/>
    </style:style>
    <style:style style:name="P6" style:family="paragraph" style:parent-style-name="Standard">
      <style:text-properties style:font-name="Cambria" fo:font-size="11pt" fo:font-style="normal" officeooo:rsid="001d8033" style:font-size-asian="11pt" style:font-style-asian="normal" style:font-name-complex="Tahoma" style:font-size-complex="11pt" style:font-style-complex="normal"/>
    </style:style>
    <style:style style:name="P7" style:family="paragraph" style:parent-style-name="Standard" style:list-style-name="L2">
      <style:text-properties style:font-name="Cambria" fo:font-size="11pt" fo:font-style="normal" officeooo:rsid="001d8033" officeooo:paragraph-rsid="001d8033" style:font-size-asian="11pt" style:font-style-asian="normal" style:font-name-complex="Tahoma" style:font-size-complex="11pt" style:font-style-complex="normal"/>
    </style:style>
    <style:style style:name="P8" style:family="paragraph" style:parent-style-name="Standard">
      <style:text-properties style:font-name="Cambria" fo:font-size="11pt" fo:font-style="normal" officeooo:rsid="001d8033" officeooo:paragraph-rsid="001d8033" style:font-size-asian="11pt" style:font-style-asian="normal" style:font-name-complex="Tahoma" style:font-size-complex="11pt" style:font-style-complex="normal"/>
    </style:style>
    <style:style style:name="T1" style:family="text">
      <style:text-properties officeooo:rsid="001d8033"/>
    </style:style>
    <style:style style:name="T2" style:family="text">
      <style:text-properties fo:font-style="italic" officeooo:rsid="001d8033" style:font-style-asian="italic" style:font-style-complex="italic"/>
    </style:style>
    <style:style style:name="T3" style:family="text">
      <style:text-properties fo:font-style="normal" officeooo:rsid="001d8033" style:font-style-asian="normal" style:font-style-complex="normal"/>
    </style:style>
    <style:style style:name="T4" style:family="text">
      <style:text-properties style:font-name="Cambria" fo:font-size="11pt" style:font-size-asian="11pt" style:font-name-complex="Tahoma" style:font-size-complex="11pt"/>
    </style:style>
    <style:style style:name="T5" style:family="text">
      <style:text-properties style:font-name="Cambria" fo:font-size="11pt" fo:font-weight="bold" style:font-size-asian="11pt" style:font-weight-asian="bold" style:font-name-complex="Tahoma" style:font-size-complex="11pt"/>
    </style:style>
    <style:style style:name="T6" style:family="text">
      <style:text-properties officeooo:rsid="001e921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nalítico</text:p>
      <text:p text:style-name="P2"/>
      <text:p text:style-name="P3">Nome: <text:span text:style-name="T1">Vicente Franzini</text:span></text:p>
      <text:p text:style-name="P3">Referência de cada fonte analisada:</text:p>
      <text:list text:style-name="L1">
        <text:list-item>
          <text:p text:style-name="P4">PDFs passados pelo professor</text:p>
        </text:list-item>
      </text:list>
      <text:p text:style-name="P5"/>
      <text:p text:style-name="P3">Descrição da obra:</text:p>
      <text:p text:style-name="P3"><text:tab/></text:p>
      <text:p text:style-name="P3"><text:tab/><text:span text:style-name="T1">Pilhas são uma estrutura de dados do tipo LIFO (Last-in First-out), ou seja, o último elemento adicionado na lista é o primeiro a ser retirado, funcionando que nem uma pilha de prato, onde você apenas adiciona um prato no topo da pilha ou retira o prato que lá está.</text:span></text:p>
      <text:p text:style-name="P3"><text:tab/><text:span text:style-name="T1">Sua utilidade para a ciência da computação é enorme, sendo utilizada desde sistemas muito básicos como a pilha de chamadas (call stack) que armazena variáveis dentro do escopo de uma função e endereços de retorno de chamadas, até algorítimos como o </text:span><text:span text:style-name="T2">parsing</text:span><text:span text:style-name="T3"> de parênteses.</text:span></text:p>
      <text:p text:style-name="P6"><text:tab/>Pilhas são implementadas utilizando-se de 4 funções primitivas, elas sendo:</text:p>
      <text:list text:style-name="L2">
        <text:list-item>
          <text:p text:style-name="P7">push() - adiciona um elemento ao topo da pilha</text:p>
        </text:list-item>
        <text:list-item>
          <text:p text:style-name="P7">pop() - remove um elemento do topo da piha</text:p>
        </text:list-item>
        <text:list-item>
          <text:p text:style-name="P7">empty() - retorna se a pilha está vazia</text:p>
        </text:list-item>
        <text:list-item>
          <text:p text:style-name="P7">stacktop() - retorna o elemento no topo da pilha</text:p>
        </text:list-item>
      </text:list>
      <text:p text:style-name="P8"><text:tab/>A implementação dessas funções não importa, desde que siga essas condicionais. Sendo assim, é possível implementar a pilha de múltiplas formas diferentes.</text:p>
      <text:p text:style-name="P3"/>
      <text:p text:style-name="Standard"><text:span text:style-name="T4">Comentários (uma opinião crítica sobre as fontes consultadas, relacionando-as – </text:span><text:span text:style-name="T5">obrigatório no mínimo 5 linhas</text:span><text:span text:style-name="T4">):</text:span></text:p>
      <text:p text:style-name="P3"><text:tab/><text:span text:style-name="T1">Pilhas são um conceito relativamente básico (tanto é que processadores 8-bit dos anos 80 já tinham esse conceito integrado em suas arquiteturas), porém extremamente útil, sendo possível a criação de algorítimos consideravelmente complexos utilizando-as.</text:span></text:p>
      <text:p text:style-name="P3"><text:tab/><text:span text:style-name="T1">Dessa forma, é muito importante para um cientista da computação ter </text:span><text:span text:style-name="T6">um entendimento profundo sobre essa e outras estruturas de dad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pt" fo:country="BR" style:font-name-asian="Noto Sans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ambria" fo:font-size="10pt" style:font-size-asian="10pt" style:font-name-complex="Tahom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0.9846in" fo:margin-right="0.9846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Prof. Marcus Vinicius Maltempi</text:p>
        <text:p text:style-name="MP1">Estruturas de Dados I – Noturno, 1º Sem/20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odelo RAN</dc:title>
    <dc:subject/>
    <meta:keyword/>
    <meta:creation-date>2026-03-23T14:06:23.395667978</meta:creation-date>
    <meta:editing-cycles>2</meta:editing-cycles>
    <meta:editing-duration>PT17S</meta:editing-duration>
    <meta:generator>LibreOffice/25.8.5.2$Linux_X86_64 LibreOffice_project/580$Build-2</meta:generator>
    <dc:date>2026-03-23T14:16:54.261892906</dc:date>
    <meta:document-statistic meta:table-count="0" meta:image-count="0" meta:object-count="0" meta:page-count="1" meta:paragraph-count="19" meta:word-count="262" meta:character-count="1644" meta:non-whitespace-character-count="1396"/>
    <meta:template xlink:type="simple" xlink:actuate="onRequest" xlink:title="Modelo RAN" xlink:href="../../../../../Templates/Modelo%20RAN.ott" meta:date="2026-03-23T14:06:21.335463812"/>
  </office:meta>
</office:document-meta>
</file>